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83ea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9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3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d6fab7"/>
    </style:style>
    <style:style style:name="P39" style:family="paragraph" style:parent-style-name="Standard">
      <style:text-properties officeooo:paragraph-rsid="01d83ea8"/>
    </style:style>
    <style:style style:name="P40" style:family="paragraph" style:parent-style-name="Standard">
      <style:text-properties officeooo:paragraph-rsid="01e01576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42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2">
      <style:text-properties fo:color="#000000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style:text-line-through-style="none" style:text-line-through-type="none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style:text-line-through-style="none" style:text-line-through-type="none" fo:language="nl" fo:country="NL" fo:font-style="normal" style:text-underline-style="none" officeooo:rsid="01dbaa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Ubuntu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8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0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92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93" style:family="text">
      <style:text-properties style:text-line-through-style="none" style:text-line-through-type="none"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4" style:family="text">
      <style:text-properties style:text-line-through-style="none" style:text-line-through-type="none"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5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6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97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98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99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100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10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font-size="12pt" style:text-underline-style="none" style:font-size-asian="12pt" style:font-size-complex="12pt"/>
    </style:style>
    <style:style style:name="T108" style:family="text">
      <style:text-properties fo:font-size="12pt" style:text-underline-style="none" officeooo:rsid="0154e886" style:font-size-asian="12pt" style:font-size-complex="12pt"/>
    </style:style>
    <style:style style:name="T109" style:family="text">
      <style:text-properties fo:font-size="12pt" style:text-underline-style="none" officeooo:rsid="0183b5ef" style:font-size-asian="12pt" style:font-size-complex="12pt"/>
    </style:style>
    <style:style style:name="T110" style:family="text">
      <style:text-properties officeooo:rsid="01941de5"/>
    </style:style>
    <style:style style:name="T111" style:family="text">
      <style:text-properties officeooo:rsid="019e5634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1abfa26" style:font-weight-asian="bold" style:font-weight-complex="bold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80">C</text:span></text:span><text:span text:style-name="Strong_20_Emphasis"><text:span text:style-name="T75">hecklist voor </text:span></text:span><text:span text:style-name="Strong_20_Emphasis"><text:span text:style-name="T84">de installatie</text:span></text:span><text:span text:style-name="Strong_20_Emphasis"><text:span text:style-name="T75"> van </text:span></text:span><text:reference-mark-start text:name="Distributie"/><text:span text:style-name="Strong_20_Emphasis"><text:span text:style-name="T81">Ubunt</text:span></text:span><text:span text:style-name="Strong_20_Emphasis"><text:span text:style-name="T82">u</text:span></text:span><text:reference-mark-end text:name="Distributie"/><text:span text:style-name="Strong_20_Emphasis"><text:span text:style-name="T75"> </text:span></text:span><text:reference-mark-start text:name="Versie"/><text:span text:style-name="T111">20</text:span><text:span text:style-name="Strong_20_Emphasis"><text:span text:style-name="T75">.0</text:span></text:span><text:span text:style-name="Strong_20_Emphasis"><text:span text:style-name="T76">4</text:span></text:span><text:reference-mark-end text:name="Versie"/><text:span text:style-name="Strong_20_Emphasis"><text:span text:style-name="T61"> </text:span></text:span><text:span text:style-name="Strong_20_Emphasis"><text:span text:style-name="T62">LTS</text:span></text:span><text:span text:style-name="Strong_20_Emphasis"><text:span text:style-name="T75"> </text:span></text:span><text:reference-mark-start text:name="Editie"/><text:span text:style-name="Strong_20_Emphasis"><text:span text:style-name="T77">desktop</text:span></text:span><text:reference-mark-end text:name="Editie"/><text:span text:style-name="Strong_20_Emphasis"><text:span text:style-name="T78"> </text:span></text:span><text:span text:style-name="Strong_20_Emphasis"><text:span text:style-name="T75">op </text:span></text:span><text:reference-mark-start text:name="Computernaam"/><text:span text:style-name="Strong_20_Emphasis"><text:span text:style-name="T83">pc</text:span></text:span><text:span text:style-name="Strong_20_Emphasis"><text:span text:style-name="T75">01</text:span></text:span><text:reference-mark-end text:name="Computernaam"/><text:span text:style-name="T79">.</text:span></text:p>
      <text:p text:style-name="P2"><text:span text:style-name="Strong_20_Emphasis"><text:span text:style-name="T3"/></text:span></text:p>
      <text:p text:style-name="P3"><text:span text:style-name="T101">K</text:span><text:span text:style-name="T3">ijk op</text:span><text:span text:style-name="T75"> </text:span><text:a xlink:type="simple" xlink:href="https://karelzimmer.nl/" text:style-name="Internet_20_link" text:visited-style-name="Visited_20_Internet_20_Link"><text:span text:style-name="Internet_20_link"><text:span text:style-name="T103">karelzimmer.nl</text:span></text:span></text:a><text:span text:style-name="T75"> </text:span><text:span text:style-name="T5">voor</text:span><text:span text:style-name="T4"> </text:span><text:span text:style-name="T102">deze en andere </text:span><text:span text:style-name="T6">checklists, scripts, en overige bestanden.</text:span></text:p>
      <text:p text:style-name="P30"/>
      <text:p text:style-name="P37"><text:span text:style-name="T58">D</text:span><text:span text:style-name="T57">it is een invulbare PD</text:span><text:span text:style-name="T59">F</text:span><text:span text:style-name="T57"> met keuzevakken; </text:span><text:span text:style-name="T60">a</text:span><text:span text:style-name="T57">fdrukken is niet noodzakelijk.</text:span></text:p>
      <text:p text:style-name="P12"><text:span text:style-name="Strong_20_Emphasis"><text:span text:style-name="T85"/></text:span></text:p>
      <text:p text:style-name="P18"><text:span text:style-name="Definition"><text:span text:style-name="T105">g</text:span></text:span><text:span text:style-name="Definition"><text:span text:style-name="T104">ebruiker</text:span></text:span><text:span text:style-name="T75"><text:tab/><text:tab/><text:tab/></text:span><text:span text:style-name="User_20_Entry"><text:span text:style-name="T88">Mo</text:span></text:span><text:span text:style-name="User_20_Entry"><text:span text:style-name="T89">n</text:span></text:span><text:span text:style-name="User_20_Entry"><text:span text:style-name="T90">i</text:span></text:span><text:span text:style-name="User_20_Entry"><text:span text:style-name="T89">q</text:span></text:span><text:span text:style-name="User_20_Entry"><text:span text:style-name="T90">u</text:span></text:span><text:span text:style-name="User_20_Entry"><text:span text:style-name="T89">e Zimmer</text:span></text:span></text:p>
      <text:p text:style-name="P18"><text:span text:style-name="Definition"><text:span text:style-name="T105">g</text:span></text:span><text:span text:style-name="Definition"><text:span text:style-name="T104">ebruikersnaam<text:tab/></text:span></text:span><text:span text:style-name="User_20_Entry"><text:span text:style-name="T88">mon</text:span></text:span><text:span text:style-name="User_20_Entry"><text:span text:style-name="T89">ique</text:span></text:span></text:p>
      <text:p text:style-name="P19"><text:span text:style-name="Definition"><text:span text:style-name="T105">c</text:span></text:span><text:span text:style-name="Definition"><text:span text:style-name="T104">omputernaam<text:tab/></text:span></text:span><text:span text:style-name="User_20_Entry"><text:span text:style-name="T86"><text:reference-ref text:reference-format="text" text:ref-name="Computernaam">pc01</text:reference-ref></text:span></text:span></text:p>
      <text:list xml:id="list1636650494" text:style-name="L1">
        <text:list-header>
          <text:p text:style-name="P42"><text:span text:style-name="Definition"><text:span text:style-name="T105">o</text:span></text:span><text:span text:style-name="Definition"><text:span text:style-name="T106">pstartmenu</text:span></text:span><text:span text:style-name="T75"><text:tab/><text:tab/></text:span><text:span text:style-name="User_20_Entry"><text:span text:style-name="T87">F12</text:span></text:span></text:p>
        </text:list-header>
      </text:list>
      <text:p text:style-name="P20"><text:span text:style-name="Definition"><text:span text:style-name="T105">i</text:span></text:span><text:span text:style-name="Definition"><text:span text:style-name="T106">nstellingen</text:span></text:span><text:span text:style-name="T75"><text:tab/><text:tab/></text:span><text:span text:style-name="User_20_Entry"><text:span text:style-name="T88">F</text:span></text:span><text:span text:style-name="User_20_Entry"><text:span text:style-name="T91">2</text:span></text:span></text:p>
      <text:p text:style-name="P11"/>
      <text:p text:style-name="P10"/>
      <text:list xml:id="list2618855614" text:style-name="L2">
        <text:list-item>
          <text:p text:style-name="P45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5"><text:s/></text:span></text:span><text:span text:style-name="Strong_20_Emphasis"><text:span text:style-name="T45"><draw:control text:anchor-type="as-char" draw:z-index="1" draw:name="Vorm1" draw:style-name="gr1" draw:text-style-name="P4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6"/>
      <text:p text:style-name="P5"/>
      <text:list xml:id="list174541911423547" text:continue-numbering="true" text:style-name="L2">
        <text:list-item>
          <text:p text:style-name="P46">Installatie uitvoeren</text:p>
        </text:list-item>
      </text:list>
      <text:p text:style-name="P34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45"><draw:control text:anchor-type="as-char" draw:z-index="3" draw:name="Vorm2" draw:style-name="gr1" draw:text-style-name="P4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4">Start de computer op vanaf</text:span></text:span><text:span text:style-name="Strong_20_Emphasis"><text:span text:style-name="T20"> </text:span></text:span><text:span text:style-name="Strong_20_Emphasis"><text:span text:style-name="T19">een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span text:style-name="Strong_20_Emphasis"><text:span text:style-name="T21">64</text:span></text:span><text:span text:style-name="Strong_20_Emphasis"><text:span text:style-name="T22">-bit</text:span></text:span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68">UEFI BOOT: ubuntu</text:span></text:span><text:span text:style-name="T68"> </text:span><text:span text:style-name="T69">(o.i.d, wat er extra verschijnt, </text:span><text:span text:style-name="T70">b.v. UEFI: INT13...</text:span><text:span text:style-name="T69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><text:span text:style-name="T11">Als de melding </text:span><text:span text:style-name="Strong_20_Emphasis"><text:span text:style-name="T72">Could not create</text:span></text:span><text:span text:style-name="Strong_20_Emphasis"><text:span text:style-name="T71"> MokList</text:span></text:span><text:span text:style-name="Strong_20_Emphasis"><text:span text:style-name="T72">X</text:span></text:span><text:span text:style-name="Strong_20_Emphasis"><text:span text:style-name="T71">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15"><text:s/></text:span></text:span><text:span text:style-name="Strong_20_Emphasis"><text:span text:style-name="T45"><draw:control text:anchor-type="as-char" draw:z-index="6" draw:name="Vorm3_0" draw:style-name="gr1" draw:text-style-name="P4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7"><text:span text:style-name="T11">Ga naar BIOS setup, selecteer </text:span><text:span text:style-name="Strong_20_Emphasis"><text:span text:style-name="T71">General</text:span></text:span><text:span text:style-name="T11"> &gt; </text:span><text:span text:style-name="Strong_20_Emphasis"><text:span text:style-name="T71">Boot Sequence</text:span></text:span><text:span text:style-name="T11">, zorg ervoor dat </text:span><text:span text:style-name="Strong_20_Emphasis"><text:span text:style-name="T71">UEFI</text:span></text:span><text:span text:style-name="T11"> is geselecteerd en </text:span><text:span text:style-name="T13">verwijder </text:span><text:span text:style-name="T63">alle</text:span><text:span text:style-name="T14"> </text:span><text:span text:style-name="T13">aanwezige </text:span><text:span text:style-name="T56">Boot Option</text:span><text:span text:style-name="T13">s via </text:span><text:span text:style-name="Strong_20_Emphasis"><text:span text:style-name="T72">Delete</text:span></text:span><text:span text:style-name="Strong_20_Emphasis"><text:span text:style-name="T71">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3">Z</text:span><text:span text:style-name="T11">org ervoor dat </text:span><text:span text:style-name="Strong_20_Emphasis"><text:span text:style-name="T71">UEFI</text:span></text:span><text:span text:style-name="T11"> is geselecteerd en klik op </text:span><text:span text:style-name="Strong_20_Emphasis"><text:span text:style-name="T71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73">Ubuntu</text:span></text:span><text:span text:style-name="T11"> en blader naar </text:span><text:span text:style-name="Strong_20_Emphasis"><text:span text:style-name="T71">grubx64.efi</text:span></text:span><text:span text:style-name="T11">, klik op </text:span><text:span text:style-name="Strong_20_Emphasis"><text:span text:style-name="T71">OK</text:span></text:span><text:span text:style-name="T11"> en </text:span><text:span text:style-name="Strong_20_Emphasis"><text:span text:style-name="T71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73">Ubuntu</text:span></text:span><text:span text:style-name="T7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71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45"><draw:control text:anchor-type="as-char" draw:z-index="7" draw:name="Vorm3_1" draw:style-name="gr1" draw:text-style-name="P4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71">General</text:span></text:span><text:span text:style-name="T11"> &gt; </text:span><text:span text:style-name="Strong_20_Emphasis"><text:span text:style-name="T71">Boot Sequence</text:span></text:span><text:span text:style-name="T11">, zorg ervoor dat </text:span><text:span text:style-name="Strong_20_Emphasis"><text:span text:style-name="T71">UEFI</text:span></text:span><text:span text:style-name="T11"> is geselecteerd en klik op </text:span><text:span text:style-name="Strong_20_Emphasis"><text:span text:style-name="T71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73">Ubuntu</text:span></text:span><text:span text:style-name="T11"> en blader naar </text:span><text:span text:style-name="Strong_20_Emphasis"><text:span text:style-name="T71">grubx64.efi</text:span></text:span><text:span text:style-name="T11">, klik op </text:span><text:span text:style-name="Strong_20_Emphasis"><text:span text:style-name="T71">OK</text:span></text:span><text:span text:style-name="T11"> en </text:span><text:span text:style-name="Strong_20_Emphasis"><text:span text:style-name="T71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73">Ubuntu</text:span></text:span><text:span text:style-name="T74">.</text:span></text:p>
          </table:table-cell>
        </table:table-row>
      </table:table>
      <text:p text:style-name="P38"/>
      <text:p text:style-name="P29"/>
      <text:p text:style-name="P4"/>
      <text:p text:style-name="P9"/>
      <text:list xml:id="list174541849829407" text:continue-numbering="true" text:style-name="L2">
        <text:list-item>
          <text:p text:style-name="P44">Installatie afronden</text:p>
        </text:list-item>
      </text:list>
      <text:p text:style-name="P17"><text:span text:style-name="Emphasis"><text:span text:style-name="T9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5"><text:s/></text:span></text:span><text:span text:style-name="Strong_20_Emphasis"><text:span text:style-name="T45"><draw:control text:anchor-type="as-char" draw:z-index="2" draw:name="Vorm3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9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5"><text:s/></text:span></text:span><text:span text:style-name="Strong_20_Emphasis"><text:span text:style-name="T45"><draw:control text:anchor-type="as-char" draw:z-index="4" draw:name="Vorm8_0" draw:style-name="gr1" draw:text-style-name="P47" svg:width="0.35cm" svg:height="0.35cm" draw:control="control5"/></text:span></text:span></text:p>
          </table:table-cell>
          <table:table-cell table:style-name="Tabel1.A1" office:value-type="string">
            <text:p text:style-name="P26"><text:span text:style-name="T33">Installeer extra stuurprogramma's </text:span><text:span text:style-name="Strong_20_Emphasis"><text:span text:style-name="T25">via </text:span></text:span><text:span text:style-name="Strong_20_Emphasis"><text:span text:style-name="T20">een klik op </text:span></text:span><text:span text:style-name="Strong_20_Emphasis"><text:span text:style-name="T26">de </text:span></text:span><text:span text:style-name="Strong_20_Emphasis"><text:span text:style-name="T65">Super</text:span></text:span><text:span text:style-name="Strong_20_Emphasis"><text:span text:style-name="T26">-toets, </text:span></text:span><text:span text:style-name="Strong_20_Emphasis"><text:span text:style-name="T27">t</text:span></text:span><text:span text:style-name="Strong_20_Emphasis"><text:span text:style-name="T28">yp </text:span></text:span><text:span text:style-name="Strong_20_Emphasis"><text:span text:style-name="T48">s</text:span></text:span><text:span text:style-name="Strong_20_Emphasis"><text:span text:style-name="T49">tuu</text:span></text:span><text:span text:style-name="Strong_20_Emphasis"><text:span text:style-name="T29"> </text:span></text:span><text:span text:style-name="Strong_20_Emphasis"><text:span text:style-name="T30">en </text:span></text:span><text:span text:style-name="Strong_20_Emphasis"><text:span text:style-name="T29">klik </text:span></text:span><text:span text:style-name="Strong_20_Emphasis"><text:span text:style-name="T31">op </text:span></text:span><text:span text:style-name="Strong_20_Emphasis"><text:span text:style-name="T25">het pictogram van</text:span></text:span><text:span text:style-name="Strong_20_Emphasis"><text:span text:style-name="T32"> </text:span></text:span><text:span text:style-name="Strong_20_Emphasis"><text:span text:style-name="T50">Ex</text:span></text:span><text:span text:style-name="Strong_20_Emphasis"><text:span text:style-name="T51">tra stuurprogramma's</text:span></text:span><text:span text:style-name="Strong_20_Emphasis"><text:span text:style-name="T20">.</text:span></text:span></text:p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5"><text:s/></text:span></text:span><text:span text:style-name="Strong_20_Emphasis"><text:span text:style-name="T45"><draw:control text:anchor-type="as-char" draw:z-index="5" draw:name="Vorm10" draw:style-name="gr1" draw:text-style-name="P47" svg:width="0.35cm" svg:height="0.35cm" draw:control="control6"/></text:span></text:span></text:p>
          </table:table-cell>
          <table:table-cell table:style-name="Tabel1.A1" office:value-type="string">
            <text:p text:style-name="P26"><text:span text:style-name="T33">Selecteer </text:span><text:span text:style-name="T52">NVIDIA drive metapackage van nvidia-drive</text:span><text:span text:style-name="T53">r</text:span><text:span text:style-name="T52">-</text:span><text:span text:style-name="T54">&lt;</text:span><text:span text:style-name="T55">nnn</text:span><text:span text:style-name="T54">&gt;</text:span><text:span text:style-name="T52"> gebruiken (niet-vrij, getest)</text:span><text:span text:style-name="T33"> en klik op </text:span><text:span text:style-name="T52">Wijzigingen doorvoeren</text:span><text:span text:style-name="T33">.</text:span></text:p>
          </table:table-cell>
        </table:table-row>
      </table:table>
      <text:p text:style-name="P22"/>
      <text:p text:style-name="P22"/>
      <text:list xml:id="list174541287210326" text:continue-numbering="true" text:style-name="L2">
        <text:list-item>
          <text:p text:style-name="P43"><text:span text:style-name="T112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746452459344">
          <table:table-cell table:style-name="_34_._5f_Gebruiker_5f_inrichten.A1" office:value-type="string">
            <text:p text:style-name="P31"><text:span text:style-name="Strong_20_Emphasis"><text:span text:style-name="T34"><text:s/></text:span></text:span><text:span text:style-name="Strong_20_Emphasis"><text:span text:style-name="T46"><draw:control text:anchor-type="as-char" draw:z-index="0" draw:name="Vorm4" draw:style-name="gr1" draw:text-style-name="P47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10">Volg de stappen in </text:span><text:span text:style-name="Strong_20_Emphasis"><text:span text:style-name="T93">Checklist</text:span></text:span><text:span text:style-name="Strong_20_Emphasis"><text:span text:style-name="T94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3"><text:reference-ref text:reference-format="text" text:ref-name="Distributie">Ubuntu</text:reference-ref></text:span></text:span><text:span text:style-name="Strong_20_Emphasis"><text:span text:style-name="T94"><text:s/></text:span></text:span><text:span text:style-name="Strong_20_Emphasis"><text:span text:style-name="T93"><text:reference-ref text:reference-format="text" text:ref-name="Versie">20.04</text:reference-ref></text:span></text:span><text:span text:style-name="Strong_20_Emphasis"><text:span text:style-name="T94"><text:s/></text:span></text:span><text:span text:style-name="Strong_20_Emphasis"><text:span text:style-name="T93"><text:reference-ref text:reference-format="text" text:ref-name="Editie">desktop</text:reference-ref></text:span></text:span><text:span text:style-name="T110">.</text:span></text:p>
          </table:table-cell>
        </table:table-row>
      </table:table>
      <text:p text:style-name="P14"/>
      <text:p text:style-name="P15"/>
      <text:p text:style-name="P16"><text:span text:style-name="T96">E</text:span><text:span text:style-name="T97">inde c</text:span><text:span text:style-name="T95">hecklist, </text:span><text:span text:style-name="T98">d</text:span><text:span text:style-name="T95">e</text:span><text:span text:style-name="T107"> installatie van </text:span><text:span text:style-name="T107"><text:reference-ref text:reference-format="text" text:ref-name="Distributie">Ubuntu</text:reference-ref></text:span><text:span text:style-name="T107"><text:s/></text:span><text:span text:style-name="T108"><text:reference-ref text:reference-format="text" text:ref-name="Versie">20.04</text:reference-ref></text:span><text:span text:style-name="T99"><text:s/></text:span><text:span text:style-name="T100">LTS</text:span><text:span text:style-name="T95"> </text:span><text:span text:style-name="T107"><text:reference-ref text:reference-format="text" text:ref-name="Editie">desktop</text:reference-ref></text:span><text:span text:style-name="T107"><text:s/></text:span><text:span text:style-name="T109">op </text:span><text:span text:style-name="T109"><text:reference-ref text:reference-format="text" text:ref-name="Computernaam">pc01</text:reference-ref></text:span><text:span text:style-name="T109"><text:s/></text:span><text:span text:style-name="T107">is voltooid.</text:span></text:p>
      <text:p text:style-name="P13"/>
      <text:p text:style-name="P21"><text:span text:style-name="T44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12T17:45:40.080994460">12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7:45:39.965684041</dc:date>
    <meta:keyword>Installatie</meta:keyword>
    <meta:keyword>Checklist</meta:keyword>
    <meta:keyword>Linux</meta:keyword>
    <meta:editing-cycles>3065</meta:editing-cycles>
    <meta:editing-duration>P7DT14H3M7S</meta:editing-duration>
    <dc:creator>Karel Zimmer</dc:creator>
    <meta:document-statistic meta:table-count="5" meta:image-count="0" meta:object-count="0" meta:page-count="2" meta:paragraph-count="40" meta:word-count="286" meta:character-count="1906" meta:non-whitespace-character-count="1642"/>
    <meta:user-defined meta:name="Info 1"/>
    <meta:user-defined meta:name="Info 2"/>
    <meta:user-defined meta:name="Info 3"/>
    <meta:user-defined meta:name="Info 4"/>
  </office:meta>
</office:document-meta>
</file>